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sans-serif" svg:font-family="sans-serif"/>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list-style-name="L1">
      <style:text-properties fo:font-variant="normal" fo:text-transform="none" fo:color="#000000" style:font-name="Times New Roman" fo:letter-spacing="normal" fo:font-style="normal" officeooo:rsid="001b206a" officeooo:paragraph-rsid="001b206a"/>
    </style:style>
    <style:style style:name="P2" style:family="paragraph" style:parent-style-name="Text_20_body" style:list-style-name="L1">
      <style:text-properties fo:font-variant="normal" fo:text-transform="none" fo:color="#000000" style:font-name="Times New Roman" fo:letter-spacing="normal" fo:font-style="normal" officeooo:rsid="001b5159" officeooo:paragraph-rsid="001b5159"/>
    </style:style>
    <style:style style:name="P3" style:family="paragraph" style:parent-style-name="Text_20_body">
      <style:text-properties fo:font-variant="normal" fo:text-transform="none" fo:color="#000000" style:font-name="Times New Roman" fo:letter-spacing="normal" fo:font-style="normal" officeooo:rsid="001b7518" officeooo:paragraph-rsid="001b7518"/>
    </style:style>
    <style:style style:name="P4" style:family="paragraph" style:parent-style-name="Text_20_body">
      <style:text-properties fo:font-variant="normal" fo:text-transform="none" fo:color="#000000" style:font-name="Times New Roman" fo:letter-spacing="normal" fo:font-style="normal" officeooo:rsid="001bb437" officeooo:paragraph-rsid="001bb437"/>
    </style:style>
    <style:style style:name="P5" style:family="paragraph" style:parent-style-name="Text_20_body">
      <style:text-properties fo:font-variant="normal" fo:text-transform="none" fo:color="#000000" style:font-name="Times New Roman" fo:letter-spacing="normal" fo:font-style="normal" officeooo:rsid="001c9f92" officeooo:paragraph-rsid="001c9f92"/>
    </style:style>
    <style:style style:name="P6" style:family="paragraph" style:parent-style-name="Text_20_body">
      <style:text-properties officeooo:rsid="001b5159" officeooo:paragraph-rsid="001b5159"/>
    </style:style>
    <style:style style:name="P7" style:family="paragraph" style:parent-style-name="Text_20_body">
      <style:text-properties officeooo:rsid="001c9f92" officeooo:paragraph-rsid="001c9f92"/>
    </style:style>
    <style:style style:name="P8" style:family="paragraph" style:parent-style-name="Text_20_body">
      <style:text-properties officeooo:rsid="001e2831" officeooo:paragraph-rsid="001e2831"/>
    </style:style>
    <style:style style:name="P9" style:family="paragraph" style:parent-style-name="Heading_20_2">
      <style:text-properties fo:font-variant="normal" fo:text-transform="none" fo:color="#000000" style:font-name="Times New Roman" fo:letter-spacing="normal" fo:font-style="normal"/>
    </style:style>
    <style:style style:name="P10" style:family="paragraph" style:parent-style-name="Heading_20_2">
      <style:text-properties fo:font-variant="normal" fo:text-transform="none" fo:color="#000000" style:font-name="Times New Roman" fo:letter-spacing="normal" fo:font-style="normal" officeooo:rsid="001b5159" officeooo:paragraph-rsid="001b7518"/>
    </style:style>
    <style:style style:name="P11" style:family="paragraph" style:parent-style-name="Heading_20_2">
      <style:text-properties fo:font-variant="normal" fo:text-transform="none" fo:color="#000000" style:font-name="Times New Roman" fo:letter-spacing="normal" fo:font-style="normal" officeooo:rsid="001b7518" officeooo:paragraph-rsid="001b7518"/>
    </style:style>
    <style:style style:name="P12" style:family="paragraph" style:parent-style-name="Heading_20_2">
      <style:text-properties fo:font-variant="normal" fo:text-transform="none" fo:color="#000000" style:font-name="Times New Roman" fo:letter-spacing="normal" fo:font-style="normal" officeooo:paragraph-rsid="001c9f92"/>
    </style:style>
    <style:style style:name="P13" style:family="paragraph" style:parent-style-name="Heading_20_2">
      <style:text-properties fo:font-variant="normal" fo:text-transform="none" fo:color="#000000" style:font-name="Times New Roman" fo:letter-spacing="normal" fo:font-style="normal" officeooo:paragraph-rsid="001e2831"/>
    </style:style>
    <style:style style:name="T1" style:family="text">
      <style:text-properties officeooo:rsid="001b206a"/>
    </style:style>
    <style:style style:name="T2" style:family="text">
      <style:text-properties fo:font-variant="normal" fo:text-transform="none" fo:color="#000000" style:font-name="Times New Roman" fo:letter-spacing="normal" fo:font-style="normal"/>
    </style:style>
    <style:style style:name="T3" style:family="text">
      <style:text-properties officeooo:rsid="001b7518"/>
    </style:style>
    <style:style style:name="T4" style:family="text">
      <style:text-properties officeooo:rsid="001c9f92"/>
    </style:style>
    <style:style style:name="T5" style:family="text">
      <style:text-properties officeooo:rsid="001e2831"/>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2"><text:span text:style-name="T1">Question 1: </text:span>Create a Form (20):</text:h>
      <text:p text:style-name="P8">&lt;form action="/cgi-bin/save_new_measurement.py" method="post"&gt;</text:p>
      <text:p text:style-name="P8">location: &lt;input type="text" name="location"&gt;</text:p>
      <text:p text:style-name="P8">altitude: &lt;input type="text" name="altitude"&gt;</text:p>
      <text:p text:style-name="P8">value: &lt;input type="text" name="value"&gt;</text:p>
      <text:p text:style-name="P8">&lt;input type="submit" value="Store new measurement"&gt;</text:p>
      <text:p text:style-name="P8">&lt;/form&gt;</text:p>
      <text:p text:style-name="P8">&lt;/html&gt;</text:p>
      <text:h text:style-name="P9" text:outline-level="2"><text:span text:style-name="T1">Question 2: </text:span>Essay Question (20):</text:h>
      <text:list xml:id="list4609903349000132386" text:style-name="L1">
        <text:list-item>
          <text:p text:style-name="P1">Development speed</text:p>
        </text:list-item>
        <text:list-item>
          <text:p text:style-name="P2">reliability</text:p>
        </text:list-item>
      </text:list>
      <text:p text:style-name="P6"><text:span text:style-name="T2">Using a web framework like Django is an excellent idea for any web application. The development speed will be increased because Django has many of the tools that will be needed built in. There is no need for a developer to write fresh code for a common problem. Thi</text:span>s development speed is also increased because django only makes the developer enter things once. Django has the dev enter things like database parameters once, and reuses that info all over the place.</text:p>
      <text:p text:style-name="P6">The reliability of the application will be increased because the most common tasks are ready to go. Developers don't have the opportunity to make careless mistakes on very important parts of the web app. Ever reference the wrong variable? I have, and likely will again. Django is designed to let the app developer concentrate on the changing needs of today's management, not focus on the behind the scene <text:span text:style-name="T4">tedious</text:span> stuff that <text:span text:style-name="T4">is</text:span> ripe for bugs. </text:p>
      <text:p text:style-name="P7">There would also be no additional needs from the clients, Django doesn't have a Django runtime – it is all server side, and its probably already running <text:span text:style-name="T5">o</text:span>n your webserver or a simple package manager command away.</text:p>
      <text:h text:style-name="P10" text:outline-level="2"><text:span text:style-name="T1">Question 3: Long </text:span>Question (<text:span text:style-name="T3">1</text:span>0):</text:h>
      <text:p text:style-name="P3"><text:span text:style-name="T5">C</text:span>ookies. <text:span text:style-name="T5">Y</text:span>ou have to rely on the client side browser, user, anything that might be in between: malicious or erroneous. <text:span text:style-name="T5">We are allowing a user to be in control of the cookie, some people run windows system cleaners on loop, with little or no knowledge of why these system cleaners continuously find cookies and temporary internet files; then the user deletes my cookie and therefore my session. </text:span></text:p>
      <text:h text:style-name="P11" text:outline-level="2"><text:span text:style-name="T1">Question 4: </text:span>Create a Django Model (20)</text:h>
      <text:p text:style-name="P4">class Rachet(models.Model):</text:p>
      <text:p text:style-name="P4"><text:tab/>date = models.DateTimeField('date the ratchet was constructed')</text:p>
      <text:p text:style-name="P4"><text:soft-page-break/><text:s text:c="4"/><text:tab/>weight = models.DecimalField(max_digits=12, decimal_places=3)</text:p>
      <text:p text:style-name="P4"><text:s text:c="4"/><text:tab/>serial = models.CharField(max_length=200)</text:p>
      <text:p text:style-name="P4"><text:s/></text:p>
      <text:p text:style-name="P4"><text:s text:c="4"/><text:tab/>def __unicode__(self):</text:p>
      <text:p text:style-name="P4"><text:s text:c="8"/><text:tab/><text:tab/>pass # to be filled in later</text:p>
      <text:p text:style-name="P4"><text:s text:c="4"/></text:p>
      <text:p text:style-name="P4">class Gear(models.Model):</text:p>
      <text:p text:style-name="P4"><text:s text:c="4"/><text:tab/>radius = models.DecimalField(max_digits=12, decimal_places=3)</text:p>
      <text:p text:style-name="P4"><text:s text:c="4"/><text:tab/>teeth = models.IntegerField('number of teeth on the gear')</text:p>
      <text:p text:style-name="P4"><text:s text:c="4"/><text:tab/>surrogate = models.ForeignKey(Rachet)</text:p>
      <text:p text:style-name="P4"><text:s text:c="4"/></text:p>
      <text:p text:style-name="P4"><text:s text:c="4"/><text:tab/>def __unicode__(self):</text:p>
      <text:p text:style-name="P4"><text:s text:c="8"/><text:tab/><text:tab/>pass # to be filled in later</text:p>
      <text:h text:style-name="P12" text:outline-level="2"><text:span text:style-name="T1">Question 5: </text:span>Create part of a Template (20)</text:h>
      <text:p text:style-name="P5">&lt;table BORDER="10" CELLPADDING="20" BORDERCOLOR="059FA0"&gt;</text:p>
      <text:p text:style-name="P5">&lt;tr&gt;&lt;td&gt;Location&lt;/td&gt;&lt;td&gt;Value&lt;/td&gt;&lt;td&gt;Altitude&lt;/td&gt;&lt;/tr&gt;</text:p>
      <text:p text:style-name="P5">{% for i in measurements %}</text:p>
      <text:p text:style-name="P5"><text:tab/>&lt;tr&gt;&lt;td&gt;{{ i.location }}&lt;/td&gt;&lt;td&gt;{{ i.value }}&lt;/td&gt;&lt;td&gt;{{ i.altitude }}&lt;/td&gt;&lt;/tr&gt;</text:p>
      <text:p text:style-name="P5">{% endfor %}</text:p>
      <text:p text:style-name="P5">&lt;/tab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Times New Roman" svg:font-family="'Times New Roman'"/>
    <style:font-face style:name="sans-serif" svg:font-family="sans-serif"/>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text-properties style:font-name="Nimbus Roman No9 L" fo:font-family="'Nimbus Roman No9 L'"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Nimbus Roman No9 L" fo:font-family="'Nimbus Roman No9 L'"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1T13:00:39.930229371</meta:creation-date>
    <dc:date>2013-12-11T14:41:19.698211977</dc:date>
    <meta:editing-duration>PT1H24M57S</meta:editing-duration>
    <meta:editing-cycles>4</meta:editing-cycles>
    <meta:generator>LibreOffice/4.1.3.2$Linux_X86_64 LibreOffice_project/410m0$Build-2</meta:generator>
    <meta:document-statistic meta:table-count="0" meta:image-count="0" meta:object-count="0" meta:page-count="2" meta:paragraph-count="39" meta:word-count="390" meta:character-count="2780" meta:non-whitespace-character-count="2333"/>
  </office:meta>
</office:document-meta>
</file>